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officeooo:paragraph-rsid="000c7129"/>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officeooo:paragraph-rsid="000c9137"/>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officeooo:paragraph-rsid="00190bd9"/>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officeooo:rsid="001aab69" officeooo:paragraph-rsid="001aab69"/>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officeooo:rsid="001ce4c6" officeooo:paragraph-rsid="001ce4c6"/>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officeooo:rsid="001ce4c6" officeooo:paragraph-rsid="00216c57"/>
    </style:style>
    <style:style style:name="P28"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style:style>
    <style:style style:name="P3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6" style:family="paragraph" style:parent-style-name="Text_20_body">
      <style:paragraph-properties fo:margin-left="0in" fo:margin-right="0in" fo:text-align="justify" style:justify-single-word="false" fo:text-indent="0.1965in" style:auto-text-indent="false"/>
      <style:text-properties fo:color="#800000"/>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1875f"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673a2"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3a2" officeooo:paragraph-rsid="001673a2"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aba" officeooo:paragraph-rsid="00167aba"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aba" officeooo:paragraph-rsid="0016a937"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a937" officeooo:paragraph-rsid="0016a937"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c7129" officeooo:paragraph-rsid="000c7129"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71aab"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71aab" officeooo:paragraph-rsid="00190bd9"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Text_20_body">
      <style:paragraph-properties fo:text-align="justify" style:justify-single-word="false"/>
    </style:style>
    <style:style style:name="P90" style:family="paragraph" style:parent-style-name="Text_20_body">
      <style:text-properties fo:language="ru" fo:country="RU"/>
    </style:style>
    <style:style style:name="P91" style:family="paragraph" style:parent-style-name="Text_20_body">
      <loext:graphic-properties draw:fill="solid" draw:fill-color="#eeeeee" draw:opacity="100%"/>
      <style:paragraph-properties fo:background-color="#eeeeee"/>
      <style:text-properties fo:language="ru" fo:country="RU"/>
    </style:style>
    <style:style style:name="P9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background-color="#eeeeee"/>
    </style:style>
    <style:style style:name="P94" style:family="paragraph" style:parent-style-name="First_20_line_20_indent">
      <loext:graphic-properties draw:fill="solid" draw:fill-color="#eeeeee" draw:opacity="100%"/>
      <style:paragraph-properties fo:background-color="#eeeeee"/>
      <style:text-properties fo:language="ru" fo:country="RU"/>
    </style:style>
    <style:style style:name="P9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6" style:family="paragraph" style:parent-style-name="Text_20_body">
      <style:paragraph-properties fo:margin-left="0in" fo:margin-right="0in" fo:text-align="justify" style:justify-single-word="false" fo:text-indent="0in" style:auto-text-indent="false"/>
    </style:style>
    <style:style style:name="P97" style:family="paragraph" style:parent-style-name="Text_20_body">
      <style:paragraph-properties fo:margin-left="0in" fo:margin-right="0in" fo:text-align="justify" style:justify-single-word="false" fo:text-indent="0in" style:auto-text-indent="false"/>
      <style:text-properties fo:color="#800000"/>
    </style:style>
    <style:style style:name="P9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9" style:family="paragraph" style:parent-style-name="Text_20_body">
      <style:paragraph-properties fo:margin-left="0in" fo:margin-right="0in" fo:text-align="center" style:justify-single-word="false" fo:text-indent="0in" style:auto-text-indent="false"/>
    </style:style>
    <style:style style:name="P10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8" style:family="paragraph" style:parent-style-name="Footnote">
      <style:paragraph-properties fo:margin-left="0in" fo:margin-right="0in" fo:text-indent="0in"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fo:color="#800000" fo:language="ru" fo:country="RU"/>
    </style:style>
    <style:style style:name="P112" style:family="paragraph" style:parent-style-name="Footnot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ac07" officeooo:paragraph-rsid="0022f40d"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ac07" officeooo:paragraph-rsid="0023c3cc" style:font-style-asian="normal" style:font-style-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ac07" officeooo:paragraph-rsid="00261ac6"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ac07" officeooo:paragraph-rsid="002790cd" style:font-style-asian="normal" style:font-style-complex="normal"/>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ac07" officeooo:paragraph-rsid="002ac104" style:font-style-asian="normal" style:font-style-complex="normal"/>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5479f" officeooo:paragraph-rsid="0025479f" style:font-style-asian="normal" style:font-style-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ac104" officeooo:paragraph-rsid="002ac104" style:font-style-asian="normal" style:font-style-complex="normal"/>
    </style:style>
    <style:style style:name="P132" style:family="paragraph" style:parent-style-name="Text_20_body">
      <style:paragraph-properties fo:margin-left="0in" fo:margin-right="0in" fo:text-align="justify" style:justify-single-word="false" fo:text-indent="0.1965in" style:auto-text-indent="false"/>
      <style:text-properties officeooo:paragraph-rsid="002bc38c"/>
    </style:style>
    <style:style style:name="P13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Heading_20_1">
      <loext:graphic-properties draw:fill="solid" draw:fill-color="#eeeeee" draw:opacity="100%"/>
      <style:paragraph-properties fo:background-color="#eeeeee"/>
    </style:style>
    <style:style style:name="P138" style:family="paragraph" style:parent-style-name="Heading_20_1">
      <style:paragraph-properties fo:margin-left="0in" fo:margin-right="0in" fo:text-align="center" style:justify-single-word="false" fo:text-indent="0.1965in" style:auto-text-indent="false"/>
    </style:style>
    <style:style style:name="P13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0" style:family="paragraph" style:parent-style-name="Heading_20_2">
      <style:text-properties fo:language="en" fo:country="US"/>
    </style:style>
    <style:style style:name="P141" style:family="paragraph" style:parent-style-name="Heading_20_2">
      <style:text-properties fo:language="ru" fo:country="RU"/>
    </style:style>
    <style:style style:name="P142" style:family="paragraph" style:parent-style-name="Heading_20_2">
      <loext:graphic-properties draw:fill="solid" draw:fill-color="#eeeeee" draw:opacity="100%"/>
      <style:paragraph-properties fo:background-color="#eeeeee"/>
      <style:text-properties fo:language="ru" fo:country="RU"/>
    </style:style>
    <style:style style:name="P143" style:family="paragraph" style:parent-style-name="Heading_20_2">
      <loext:graphic-properties draw:fill="solid" draw:fill-color="#eeeeee" draw:opacity="100%"/>
      <style:paragraph-properties fo:background-color="#eeeeee"/>
    </style:style>
    <style:style style:name="P144"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officeooo:rsid="002bc38c" style:font-style-asian="normal" style:font-style-complex="normal"/>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ru" fo:country="RU" fo:font-style="italic" style:font-style-asian="italic" style:font-style-complex="italic"/>
    </style:style>
    <style:style style:name="T27" style:family="text">
      <style:text-properties style:use-window-font-color="true" fo:language="en" fo:country="US"/>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background-color="transparent" loext:char-shading-value="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style:use-window-font-color="true" fo:font-style="normal" officeooo:rsid="000c26e1" style:font-style-asian="normal" style:font-style-complex="normal"/>
    </style:style>
    <style:style style:name="T32" style:family="text">
      <style:text-properties style:use-window-font-color="true" fo:font-style="normal" officeooo:rsid="000c7129" style:font-style-asian="normal" style:font-style-complex="normal"/>
    </style:style>
    <style:style style:name="T33" style:family="text">
      <style:text-properties style:use-window-font-color="true" fo:font-style="normal" officeooo:rsid="000c9137" style:font-style-asian="normal" style:font-style-complex="normal"/>
    </style:style>
    <style:style style:name="T34" style:family="text">
      <style:text-properties style:use-window-font-color="true" fo:font-style="normal" officeooo:rsid="000e236f" style:font-style-asian="normal" style:font-style-complex="normal"/>
    </style:style>
    <style:style style:name="T35" style:family="text">
      <style:text-properties style:use-window-font-color="true" fo:font-style="normal" officeooo:rsid="000fbed4" style:font-style-asian="normal" style:font-style-complex="normal"/>
    </style:style>
    <style:style style:name="T36" style:family="text">
      <style:text-properties style:use-window-font-color="true" fo:font-style="normal" officeooo:rsid="00171aab" style:font-style-asian="normal" style:font-style-complex="normal"/>
    </style:style>
    <style:style style:name="T37" style:family="text">
      <style:text-properties style:use-window-font-color="true" fo:font-style="normal" officeooo:rsid="001673a2" style:font-style-asian="normal" style:font-style-complex="normal"/>
    </style:style>
    <style:style style:name="T38" style:family="text">
      <style:text-properties style:use-window-font-color="true" fo:font-style="normal" officeooo:rsid="00190bd9" style:font-style-asian="normal" style:font-style-complex="normal"/>
    </style:style>
    <style:style style:name="T39" style:family="text">
      <style:text-properties style:use-window-font-color="true" fo:font-style="normal" officeooo:rsid="001c3cfe" style:font-style-asian="normal" style:font-style-complex="normal"/>
    </style:style>
    <style:style style:name="T40" style:family="text">
      <style:text-properties style:use-window-font-color="true" fo:font-style="normal" officeooo:rsid="001d242f" style:font-style-asian="normal" style:font-style-complex="normal"/>
    </style:style>
    <style:style style:name="T41" style:family="text">
      <style:text-properties style:use-window-font-color="true" fo:font-style="normal" officeooo:rsid="001e4353" style:font-style-asian="normal" style:font-style-complex="normal"/>
    </style:style>
    <style:style style:name="T42" style:family="text">
      <style:text-properties style:use-window-font-color="true" fo:font-style="normal" officeooo:rsid="001f949f" style:font-style-asian="normal" style:font-style-complex="normal"/>
    </style:style>
    <style:style style:name="T43" style:family="text">
      <style:text-properties style:use-window-font-color="true" fo:font-style="normal" officeooo:rsid="0020ac07" style:font-style-asian="normal" style:font-style-complex="normal"/>
    </style:style>
    <style:style style:name="T44" style:family="text">
      <style:text-properties style:use-window-font-color="true" fo:font-style="normal" officeooo:rsid="0020bfef" style:font-style-asian="normal" style:font-style-complex="normal"/>
    </style:style>
    <style:style style:name="T45" style:family="text">
      <style:text-properties style:use-window-font-color="true" fo:font-style="normal" officeooo:rsid="002bc38c" style:font-style-asian="normal" style:font-style-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officeooo:rsid="000a8718"/>
    </style:style>
    <style:style style:name="T56" style:family="text">
      <style:text-properties officeooo:rsid="000fbed4"/>
    </style:style>
    <style:style style:name="T57" style:family="text">
      <style:text-properties officeooo:rsid="001673a2"/>
    </style:style>
    <style:style style:name="T58" style:family="text">
      <style:text-properties officeooo:rsid="0016a937"/>
    </style:style>
    <style:style style:name="T59" style:family="text">
      <style:text-properties officeooo:rsid="0025bd89"/>
    </style:style>
    <style:style style:name="T60" style:family="text">
      <style:text-properties officeooo:rsid="00261ac6"/>
    </style:style>
    <style:style style:name="T61" style:family="text">
      <style:text-properties officeooo:rsid="002ac1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505567632449513050"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5634166262036614928" text:style-name="L2">
        <text:list-item>
          <text:p text:style-name="P122">«Великие грифоны прошлого» - из канона (5<text:span text:style-name="T5">s8e)</text:span></text:p>
        </text:list-item>
        <text:list-item>
          <text:p text:style-name="P122">«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Магия для Чайников» - обмен</text:p>
        </text:list-item>
        <text:list-item>
          <text:p text:style-name="P122">«Энциклопедия Арканум» - обмен</text:p>
        </text:list-item>
        <text:list-item>
          <text:p text:style-name="P122">«О Гейсах» - обмен</text:p>
        </text:list-item>
        <text:list-item>
          <text:p text:style-name="P122">«Тайны Тайных Наук» - обмен</text:p>
        </text:list-item>
        <text:list-item>
          <text:p text:style-name="P122">«Основы Заклятий» - обмен</text:p>
        </text:list-item>
        <text:list-item>
          <text:p text:style-name="P12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840377021647372789"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9">Искусственный интеллект. Создан Владом и Максом. Разработан для управления корпорациями.</text:p>
      <text:h text:style-name="Heading_20_3" text:outline-level="3">Норф</text:h>
      <text:p text:style-name="P8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6">Единорог. Холост, молод, мечтателен. Живёт в Кантерлоте. В свободное время рисует облака.</text:p>
      <text:h text:style-name="Heading_20_3" text:outline-level="3">Алекс</text:h>
      <text:p text:style-name="P96">Менеджер проектов, над одним из которых (Нексус) работает Макс.</text:p>
      <text:h text:style-name="Heading_20_3" text:outline-level="3">Ростик</text:h>
      <text:p text:style-name="P96">Лидер команды тестировщиков</text:p>
      <text:h text:style-name="Heading_20_3" text:outline-level="3">Стас</text:h>
      <text:p text:style-name="P96">Программист-новичок в команде Макса.</text:p>
      <text:h text:style-name="Heading_20_3" text:outline-level="3"><text:soft-page-break/>Рома</text:h>
      <text:p text:style-name="P96">Программист в команде UI-программистов</text:p>
      <text:h text:style-name="Heading_20_3" text:outline-level="3">Анджела</text:h>
      <text:p text:style-name="P96">Сисадмин. Флиртует с Максом.</text:p>
      <text:p text:style-name="P96"/>
      <text:h text:style-name="Heading_20_2" text:outline-level="2">Положения</text:h>
      <text:p text:style-name="P9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text:span text:style-name="T1">конце</text:span> каждой главы <text:span text:style-name="T1">(чтобы не спойлерить)</text:span> - рисунок мозаики, отображающий суть главы.</text:p>
      <text:p text:style-name="P33"/>
      <text:h text:style-name="P140" text:outline-level="2">1. Терра</text:h>
      <text:p text:style-name="P32">музыка - кондовая электронная, холодная и отчаянная (Electronics “Disappointed”)</text:p>
      <text:p text:style-name="P9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8"><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5">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66"><text:span text:style-name="T5">&gt;\</text:span>Привет, Нексус. Это Макс.</text:p>
      <text:p text:style-name="P66"><text:span text:style-name="T5">&lt;\</text:span>Привет Макс. <text:span text:style-name="T1">Рад тебя видеть. Где ты отсутствовал три дня?</text:span></text:p>
      <text:p text:style-name="P6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30"/>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6"><text:span text:style-name="T5">&gt;\</text:span>Как называется наш проект?</text:p>
      <text:p text:style-name="P66"><text:span text:style-name="T5">&lt;\</text:span>Дайсон.</text:p>
      <text:p text:style-name="P66"><text:span text:style-name="T5">&gt;\</text:span>Сколько тебе лет?</text:p>
      <text:p text:style-name="P66"><text:soft-page-break/><text:span text:style-name="T5">&lt;\</text:span>Два года с начала запуска кластера.</text:p>
      <text:p text:style-name="P66"><text:span text:style-name="T5">&gt;\</text:span>Какой сейчас год?</text:p>
      <text:p text:style-name="P66"><text:span text:style-name="T5">&gt;\</text:span>202<text:span text:style-name="T1">6</text:span>-й.</text:p>
      <text:p text:style-name="P31"/>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6"><text:span text:style-name="T5">&gt;\</text:span>Нексус, отключи память <text:span text:style-name="T1">заданий</text:span> за последнюю неделю.</text:p>
      <text:p text:style-name="P66"><text:span text:style-name="T5">&lt;\</text:span>Выполнено.</text:p>
      <text:p text:style-name="P6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5">&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5">&lt;\</text:span><text:span text:style-name="T1">Выполняю задачу</text:span>...</text:p>
      <text:p text:style-name="P67"><text:span text:style-name="T5">&lt;\</text:span>...</text:p>
      <text:p text:style-name="P67"><text:span text:style-name="T5">&lt;\</text:span>Решение:</text:p>
      <text:p text:style-name="P6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30"/>
      <text:p text:style-name="P39">&lt;<text:span text:style-name="T1">как-то говённо. Улучшить</text:span>&gt;</text:p>
      <text:p text:style-name="P43">Хм, не понял? Ч<text:span text:style-name="T1">ё</text:span> за хрень?</text:p>
      <text:p text:style-name="P43"/>
      <text:p text:style-name="P66"><text:span text:style-name="T5">&gt;</text:span>\Нексус, почему ты используешь жёсткие настройки <text:span text:style-name="T1">для решения задачи</text:span>?</text:p>
      <text:p text:style-name="P66"><text:span text:style-name="T5">&lt;\</text:span>Настройки правильные, <text:span text:style-name="T1">Макс</text:span>.</text:p>
      <text:p text:style-name="P31"/>
      <text:p text:style-name="P4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8"/>
      <text:p text:style-name="P6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31"/>
      <text:p text:style-name="P43">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43">Ага, уже теплее.</text:p>
      <text:p text:style-name="P43"/>
      <text:p text:style-name="P66"><text:span text:style-name="T5">&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5">–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5">.</text:span></text:p>
      <text:p text:style-name="P73">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99">***</text:p>
      <text:p text:style-name="P9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8"><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8">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8">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9">Музыка быстрая, тревожная, надорваная и печальная (Pet Shop Boys “So Hard” ?)</text:p>
      <text:p text:style-name="P34"/>
      <text:p text:style-name="P9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6"/>
      <text:p text:style-name="P3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4"/>
      <text:p text:style-name="P43"><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7">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55">надолго</text:span>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text:span><text:soft-page-break/><text:span text:style-name="T5">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text:soft-page-break/>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text:soft-page-break/>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pan text:style-name="T5">3. </text:span>Кантерлот</text:h>
      <text:p text:style-name="P70">Музыка медленная, фэнтезийная, средневековая, изысканая, дворцовая (стиль Dire Straits “Coyote”)</text:p>
      <text:p text:style-name="P28">Глава IV. Пределы магии</text:p>
      <text:p text:style-name="P21"/>
      <text:p text:style-name="P28">Вашему покорному слуге известны четыре предела магии: </text:p>
      <text:list xml:id="list5632836898674041423"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108"><text:s/>Сколько страниц сегодня нахреначили?</text:p><text:p text:style-name="P109">– <text:span text:style-name="T1">Восемь, о учитель!</text:span></text:p><text:p text:style-name="P109">–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text:span text:style-name="T61">у</text:span> серебрян<text:span text:style-name="T61">ую</text:span> <text:span text:style-name="T61">монету в десять </text:span>бит?” <text:s/>важный единорог в бакенбардах долго смотрел на меня из-за прилавка и, наконец, произнёс:</text:p>
      <text:p text:style-name="P19">– Разве что одн<text:span text:style-name="T61">у</text:span> <text:span text:style-name="T61">серебряную монету</text:span>. <text:span text:style-name="T61">В десять бит</text:span>.</text:p>
      <text:p text:style-name="P68"><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6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text:soft-page-break/>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9"><text:soft-page-break/>– Не забуду. – пообещал я.</text:p>
      <text:p text:style-name="P19"/>
      <text:h text:style-name="Heading_20_2" text:outline-level="2"><text:span text:style-name="T5">4. </text:span>Библиотека</text:h>
      <text:p text:style-name="P20">&lt;<text:span text:style-name="T50">Mike Oldfield – Tres Lunas ”To Be Free” (Radio Edit)</text:span>&gt;</text:p>
      <text:p text:style-name="P28">Глава VI. Основы</text:p>
      <text:p text:style-name="P28"/>
      <text:p text:style-name="P2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8">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text:soft-page-break/>–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6">–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60">Селестия нахмурилась и приняла грозный вид.</text:p>
      <text:p text:style-name="P60"><text:span text:style-name="T5">– </text:span>Не забывай, человек, я — могущественный маг и правитель Эквестрии. Ко мне нужно относиться с должным уважением!</text:p>
      <text:p text:style-name="P60"><text:span text:style-name="T5">– </text:span>А то что? Превратишь в жабу? Сошлёшь на Луну? Убьёшь нахер?</text:p>
      <text:p text:style-name="P60">Аликорница сникла. Уши её опустились.</text:p>
      <text:p text:style-name="P60"><text:span text:style-name="T5">– </text:span>Макс, не надо... Ты же знаешь, я этого не сделаю.</text:p>
      <text:p text:style-name="P6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6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60"><text:span text:style-name="T5">Аликорница уселась н</text:span>а пол <text:span text:style-name="T5">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6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6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5">– </text:span>Вот, читай отсюда. <text:span text:style-name="T5">– а</text:span>ликорница подчеркнула абзац копытом.</text:p>
      <text:p text:style-name="P60"/>
      <text:p text:style-name="P62">***</text:p>
      <text:p text:style-name="P62"/>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12">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text:soft-page-break/>БАЦ!</text:p>
      <text:p text:style-name="P4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47">–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pan text:style-name="T1">– Занавес. </text:span>– <text:s/><text:span text:style-name="T1">подытожил я.</text:span></text:p>
      <text:p text:style-name="P47"/>
      <text:h text:style-name="P141" text:outline-level="2"><text:span text:style-name="T5">5. </text:span>Индиго</text:h>
      <text:p text:style-name="P47"/>
      <text:p text:style-name="P47">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oft-page-break/><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я его знаю!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50">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text:soft-page-break/>–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Ишь ты!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40" text:outline-level="2">6. Стыд</text:h>
      <text:p text:style-name="P60"/>
      <text:p text:style-name="P63">~~~ Завтра на семь в библиотеке ~~~</text:p>
      <text:p text:style-name="P63"/>
      <text:p text:style-name="P6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саквояж и сунул его в рюкзак.</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text:soft-page-break/>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1">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5">—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0"/>
      <text:p text:style-name="P62">***</text:p>
      <text:p text:style-name="P60"/>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5">—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Тия. Если хочешь.</text:p>
      <text:p text:style-name="P60">– Хорошо. До встречи, Тия.</text:p>
      <text:p text:style-name="P60">– До встречи, Макс.</text:p>
      <text:p text:style-name="P60"/>
      <text:h text:style-name="Heading_20_2" text:outline-level="2"><text:span text:style-name="T1">8</text:span>. <text:span text:style-name="T5">40-6</text:span></text:h>
      <text:p text:style-name="P71">Mark Knopfler — Hill Farmers Blues — или на следующую главу (прощание)</text:p>
      <text:p text:style-name="P60"/>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6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63">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7">…</text:p>
      <text:p text:style-name="P60"><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28">— вся архитектура явно </text:span><text:span text:style-name="T23">была </text:span><text:span text:style-name="T28">заточена под крылатых. Таких, для которых приземлиться на балкон в тронном зале или уйти через портик на крыше</text:span><text:span text:style-name="T52"> </text:span><text:span text:style-name="T2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8"> </text:span><text:span text:style-name="T23">Его центр занимал высокий </text:span><text:span text:style-name="T28">кругл</text:span><text:span text:style-name="T23">ый</text:span><text:span text:style-name="T28"> матрац </text:span><text:span text:style-name="T23">с</text:span><text:span text:style-name="T28"> велик</text:span><text:span text:style-name="T23">им</text:span><text:span text:style-name="T28"> множество</text:span><text:span text:style-name="T23">м</text:span><text:span text:style-name="T2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60">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text:soft-page-break/>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2">Мне печалиться не стоит</text:p><text:p text:style-name="P112">Жизнь прекрасна и ярка</text:p><text:p text:style-name="P112">Телом молода, душою —</text:p><text:p text:style-name="P112">Как дракон морской мудра</text:p><text:p text:style-name="P112"/><text:p text:style-name="P112">Я видала взлёт империй,</text:p><text:p text:style-name="P112">Я жила среди легенд,</text:p><text:p text:style-name="P112">Древней магии мистерий</text:p><text:p text:style-name="P112">Я прилежнейший студент</text:p><text:p text:style-name="P112"/><text:p text:style-name="P112">Обожаема народом,</text:p><text:p text:style-name="P112">Уважаема врагом,</text:p><text:p text:style-name="P112">Но друзей моих немного,</text:p><text:p text:style-name="P112">Но жжёт душу холодом</text:p><text:p text:style-name="P112"/><text:p text:style-name="P112">Одинока и печальна,</text:p><text:p text:style-name="P112">Недоступна и строга,</text:p><text:p text:style-name="P112">Потеряла изначальный</text:p><text:p text:style-name="P112">Смысл жизни навсегда</text:p><text:p text:style-name="P112"/><text:p text:style-name="P112">Жизнь моя теперь публична,</text:p><text:p text:style-name="P112">Жизнь моя теперь для всех,</text:p><text:p text:style-name="P112">В этом — горе, в этом — счастье,</text:p><text:p text:style-name="P112">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0">Она призывно отвернула хвост в сторону и опустила голову на ложе, закрыв глаза. Слабый запах <text:soft-page-break/>мускуса смешался с лавандовым. Чувство томления в низу живота было невыносимым, мне ста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5"><text:span text:style-name="T5">–</text:span> А водку у вас принято пить?</text:p>
      <text:p text:style-name="P45"><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60"><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5">– Это ты называешь “дружбой”? – с </text:span>улыбкой хмыкнул<text:span text:style-name="T5"> я. – </text:span>Мне нравится твоё чувство юмора.</text:p>
      <text:p text:style-name="P60">Аликорница нахмурилась.</text:p>
      <text:p text:style-name="P60"><text:span text:style-name="T5">–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60">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7">Слёзы злости душили меня, но я сдержался.</text:p>
      <text:p text:style-name="P47">– Охренеть. – сказал я холодно. – А я прям напрашивался!</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text:soft-page-break/>“...ох, я глупая...”</text:p>
      <text:p text:style-name="P47">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47">–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62">***</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32"><text:span text:style-name="T28">– </text:span><text:span text:style-name="T23">Говорят, </text:span><text:span text:style-name="T24">в</text:span><text:span text:style-name="T23"> Додж </text:span><text:span text:style-name="T30">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8">– </text:span><text:span text:style-name="T30">А из Пинто Крика уже месяц нет новостей...</text:span></text:p>
      <text:p text:style-name="P5"><text:span text:style-name="T28">– </text:span><text:span text:style-name="T3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3">...“<text:span text:style-name="T1">Что я могу сделать, чтобы вернуть всё назад?</text:span>”</text:p>
      <text:p text:style-name="P13"><text:span text:style-name="T30">– </text:span><text:span text:style-name="T23">Так и сказала?</text:span></text:p>
      <text:p text:style-name="P1"><text:span text:style-name="T28">– </text:span><text:span text:style-name="T23">Да, </text:span><text:span text:style-name="T25">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0">– </text:span><text:span text:style-name="T23">Что бы это значило, Флер?</text:span></text:p>
      <text:p text:style-name="P13"><text:span text:style-name="T30">–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0">…</text:p>
      <text:p text:style-name="P65"><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7">—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6">Я сделал вид, что не заметил полунамёка в последнем предложении. Выяснять отношения мне не хотелось.</text:p>
      <text:p text:style-name="P46">– Порадовать, к сожалению, нечем. Твой приятель, Норфолк Каррус, исчез.</text:p>
      <text:p text:style-name="P46">– И Норф? О-о-о, нет!</text:p>
      <text:p text:style-name="P46">Селестия в отчаянии села на пол, прижав копыто к виску.</text:p>
      <text:p text:style-name="P46">– Что значит “и”? – поинтересовался я. – Исчез кто-то ещё?</text:p>
      <text:p text:style-name="P46">Аликорница опустошенно качала головой, тихо говоря в пространство:</text:p>
      <text:p text:style-name="P46">–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6">Аликорница подняла голову и растерянно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7">– А в мешочке что?</text:p>
      <text:p text:style-name="P47"><text:soft-page-break/>– Немного денег. Пусть ты и зол на меня, я отвечаю за тебя, пока ты живёшь в Эквестрии. Не отказывайся, прошу тебя,</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45"><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9">&lt;</text:span><text:span text:style-name="T54">Mark Knopfler - </text:span><text:span text:style-name="T53">Hill Farmer's Blues</text:span><text:span text:style-name="T29">&gt;</text:span></text:p>
      <text:p text:style-name="P57">***</text:p>
      <text:p text:style-name="P47"/>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6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м, а со мной связан элементаль?</text:p>
      <text:p text:style-name="P63">– Конечно, Эйприл. В каждом из нас есть её бессмертная искорка.</text:p>
      <text:p text:style-name="P1"><text:span text:style-name="T2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9"><text:span text:style-name="T1">– Конечно, мам! «День горящего очага» </text:span>— <text:span text:style-name="T1">верно?</text:span></text:p>
      <text:p text:style-name="P63">– Ты прав. И, видя мир и согласие среди своих подопечных, обрадовались элементали трёх пони-рас. И тоже объединились. Так возникли аликорны.</text:p>
      <text:p text:style-name="P63">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63">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63">Тут и сказке конец. А теперь, Эйприл, залазь на полку и закрывай глазки.</text:p>
      <text:p text:style-name="P63">– Ну ма-ам! Раскажи ещё что-нибудь! Про Сомбру!</text:p>
      <text:p text:style-name="P63">–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горгулия?</text:p>
      <text:p text:style-name="P63">– <text:s/>Тебя я забрать ему не дам. А в дядю не тыкай копытом, это невежливо! Спи уже, мой маленький!</text:p>
      <text:p text:style-name="P63">– Поцелуй меня на ночь, мам!</text:p>
      <text:p text:style-name="P63">– Конечно, мой хороший...</text:p>
      <text:p text:style-name="P63"/>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7">–<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3"/>
      <text:p text:style-name="P24">***</text:p>
      <text:p text:style-name="P13"/>
      <text:p text:style-name="P1"><text:span text:style-name="T5">&lt;</text:span><text:span text:style-name="T15">Макс идёт на базар скупиться продуктами – и встречает Эпплджек за прилавком. Знакомство</text:span><text:span text:style-name="T5">&gt;</text:span></text:p>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pan><text:soft-page-break/><text:span text:style-name="T5">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text:p>
      <text:p text:style-name="P1"><text:s/>А вот...</text:p>
      <text:p text:style-name="P1"><text:span text:style-name="T28">–</text:span><text:span text:style-name="T23"> Эй,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13"><text:span text:style-name="T30">– Ты что, как-тя-там, впервые на базаре? Так таращишься по сторонам, как будто морковку с </text:span><text:span text:style-name="T39">картохой</text:span><text:span text:style-name="T30"> впервые в жизни увидел.</text:span></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13"><text:span text:style-name="T30">– Слышь, ты сидру перепил, или как? Чёй-та тебя мои фланки заинтересовали? Если хочешь подкатить оглобл</text:span><text:span text:style-name="T35">и</text:span><text:span text:style-name="T30">, дак сначала </text:span><text:span text:style-name="T31">я тя </text:span><text:span text:style-name="T30">своди</text:span><text:span text:style-name="T31">ть</text:span><text:span text:style-name="T30"> на кино с конфетами </text:span><text:span text:style-name="T31">должна</text:span><text:span text:style-name="T30">.</text:span></text:p>
      <text:p text:style-name="P54">Так и есть! На крупе кобылки красовались три яблока. Вот только, блин, как её звали-то?</text:p>
      <text:p text:style-name="P15"><text:span text:style-name="T30">– <text:s/></text:span><text:span text:style-name="T32">Прошу прощения, </text:span><text:span text:style-name="T30">Аппл.. Эппл.. Эпплхэт?</text:span></text:p>
      <text:p text:style-name="P16"><text:span text:style-name="T30">– Ща залеплю оплеуху. – мрачно процедила </text:span><text:span text:style-name="T32">пони</text:span><text:span text:style-name="T30">. – </text:span><text:span text:style-name="T33">Мало того, что </text:span><text:span text:style-name="T34">таращится, как василиск, так ещё и издевается.</text:span></text:p>
      <text:p text:style-name="P48">– <text:span text:style-name="T56">Да ладно тебе, Эй-Джей! Вполне милое имя. – хихикнул дракончик с кукурузой, проходя мимо.</text:span></text:p>
      <text:p text:style-name="P50">Ага, вот!</text:p>
      <text:p text:style-name="P49">– <text:span text:style-name="T57">Извините меня пожалуйста, Эй-Джей, просто мне показалось, что вы напоминаете одну мою знакомую.</text:span></text:p>
      <text:p text:style-name="P49">– <text:span text:style-name="T57">Эй-Джей я для друзей! – сварливо заметила поняха, – А для всех остальных — тебя тоже! — Эпплджек.</text:span></text:p>
      <text:p text:style-name="P51">Блин, опять облажался. Как-то хреново начина<text:span text:style-name="T58">ется</text:span> знакомство с Понивиллем.</text:p>
      <text:p text:style-name="P52">– <text:span text:style-name="T58">Понял. Приятно было познакомиться, Эпплджек.</text:span></text:p>
      <text:p text:style-name="P53">Я повернулся было уходить.</text:p>
      <text:p text:style-name="P52">– <text:span text:style-name="T58">Эй, как-тя-там?</text:span></text:p>
      <text:p text:style-name="P52">– <text:span text:style-name="T58">Да? </text:span>– <text:span text:style-name="T58">я повернулся обратно.</text:span></text:p>
      <text:p text:style-name="P17"><text:span text:style-name="T30">– А то б купил пару яблок? У меня за весь день ни шиша покупателей. То есть, полный облом, </text:span><text:span text:style-name="T39">хоть в лужу свисти.</text:span></text:p>
      <text:p text:style-name="P26"><text:span text:style-name="T39">Я </text:span><text:span text:style-name="T30">вернулся к прилавку.</text:span></text:p>
      <text:p text:style-name="P26"><text:span text:style-name="T30">Импровизированный торговый ларёк </text:span><text:span text:style-name="T40">из </text:span><text:span text:style-name="T41">тележки с навесом был уставлен корзинами. </text:span><text:span text:style-name="T42">Были тут и жёлтые яблоки, и зелёные, и красные и даже оранжевые. Круглые и продолговатые, маленькие и </text:span><text:soft-page-break/><text:span text:style-name="T42">большие, </text:span><text:span text:style-name="T43">гладкие и в пупырышках.</text:span></text:p>
      <text:p text:style-name="P27"><text:span text:style-name="T43">– Сколько стоят вот эти? – указал я на </text:span><text:span text:style-name="T44">кучку </text:span><text:span text:style-name="T43">красны</text:span><text:span text:style-name="T44">х</text:span><text:span text:style-name="T43"> яблок размером с треть арбуза каждое.</text:span></text:p>
      <text:p text:style-name="P125">– Ред Делишес? Две серебряшки.</text:p>
      <text:p text:style-name="P125">– Куча?</text:p>
      <text:p text:style-name="P125">– Ну ты даёшь! – хмыкнула Эпплджек. – Даже не смешно.</text:p>
      <text:p text:style-name="P126">– Неужели штука?</text:p>
      <text:p text:style-name="P130">Поняшка <text:span text:style-name="T59">выпрыгнула из-за прилавка и смерила меня долгим взглядом.</text:span></text:p>
      <text:p text:style-name="P128">– <text:span text:style-name="T60">Слушай, ты, я вижу, издалека: я отродясь таких, как ты, в Понивилле не видела. Как и где-либо ещё, впрочем. Давай я тебе малёхо про цены на еду расскажу, чтоб тебя наши барыги не взули. Не баись, слову Эпплджек можно верить — это тебе любой в Понивилле скажет.</text:span></text:p>
      <text:p text:style-name="P131">Я улыбнулся и кивнул в ответ. Ситуация начала выправляться.</text:p>
      <text:p text:style-name="P129">– <text:span text:style-name="T61">Вот, смотри: Ред Делишес, что ты выбрал, у меня стоят по двадцать битов за штуку. Не самая дешёвая цена на базаре, это верно, но у меня яблоки лучшие в Понивилле и окрестностях. Если для тебя это дорого, вооон за тем прилавком стоит Эппл Коблер, у неё подешевле будет.</text:span></text:p>
      <text:p text:style-name="P127"/>
      <text:p text:style-name="P25"><text:span text:style-name="T36">&lt;</text:span><text:span text:style-name="T17">Макс покупает у Эпплджек яблоки. Они разговаривают. Эпплджек жалуется, что Понивилль пустеет – пони пропадают, многие уезжают в Кантерлот и другие крупные города (Мэйнхэттэн). Макс помогает починить Эпплджек повозку. Она окончательно оттаивает и называет его сахарком. Они расстаются друзьями</text:span><text:span text:style-name="T30">&gt;</text:span></text:p>
      <text:p text:style-name="P56"/>
      <text:p text:style-name="P17"><text:span text:style-name="T36">Как подумаю, что с полными корзинами домой возвращаться придётся </text:span><text:span text:style-name="T37">— </text:span><text:span text:style-name="T38">шляпу до крупа натянуть хочется.</text:span></text:p>
      <text:p text:style-name="P55"/>
      <text:p text:style-name="P47"/>
      <text:p text:style-name="P13">&lt;ссора с ЭпплДжэк, знакомство со Спайком. Цветы, купленные Спайком, Макс потом увидит в вазочке в библиотеке&gt;</text:p>
      <text:p text:style-name="P13"/>
      <text:p text:style-name="P13"/>
      <text:p text:style-name="P13"/>
      <text:p text:style-name="P13"/>
      <text:p text:style-name="P13"/>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text:p>
      <text:p text:style-name="P47">– Эммм. Добрый день, человек Макс.</text:p>
      <text:p text:style-name="P47">Йопт!</text:p>
      <text:p text:style-name="P47">– Извиняюсь за нескромность, а откуда тебе про меня известно?</text:p>
      <text:p text:style-name="P47">–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8">– подумал я об аликорнице с теплотой.</text:span></text:p>
      <text:p text:style-name="Text_20_body"/>
      <text:p text:style-name="Text_20_body"/>
      <text:p text:style-name="Text_20_body"><text:soft-page-break/></text:p>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oft-page-break/><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oft-page-break/><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oft-page-break/><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44"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3">&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0">&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6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7"><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oft-page-break/><text:span text:style-name="T5">–</text:span> А дальше всё было хуже, намного хуже...</text:p>
      <text:p text:style-name="P2"/>
      <text:p text:style-name="P1"/>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43" text:outline-level="2">Рейд пони-рэйнджеров</text:h>
      <text:p text:style-name="P2">&lt;Магия изо всех окраин Эквестрии бежит к её центру — в Вечнодикий лес&gt;</text:p>
      <text:p text:style-name="P35">(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text:soft-page-break/>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text:soft-page-break/>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43"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text:soft-page-break/>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text:soft-page-break/>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oft-page-break/><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8"/>
      <text:p text:style-name="P61">Она вытянула шею и начала по очереди сгибать-разгибать ноги, разминая суставы.</text:p>
      <text:p text:style-name="P6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3" text:outline-level="2">В библиотеке замка Селестии</text:h>
      <text:p text:style-name="P93"/>
      <text:p text:style-name="P3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3" text:outline-level="2">Понивилль</text:h>
      <text:p text:style-name="P2"/>
      <text:h text:style-name="P14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3"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oft-page-break/><text:span text:style-name="T12">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3" text:outline-level="2">Сон Макса</text:h>
      <text:p text:style-name="P93"/>
      <text:p text:style-name="P2"><text:soft-page-break/><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7"><text:span text:style-name="T5">–</text:span> Готова, <text:span text:style-name="T5">–</text:span> процедила она.</text:p>
      <text:p text:style-name="P37">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4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oft-page-break/><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4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oft-page-break/><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text:soft-page-break/>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text:soft-page-break/>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text:span><text:soft-page-break/><text:span text:style-name="T12">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text:soft-page-break/>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text:soft-page-break/>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4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oft-page-break/><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oft-page-break/><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7">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7">...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7">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7">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4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9">“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9">“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9">“Леро! Его звали Леро!”</text:p>
      <text:p text:style-name="P2">Картинка перед глазами Дэш поплыла…</text:p>
      <text:p text:style-name="P2"><text:soft-page-break/></text:p>
      <text:h text:style-name="P14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4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43" text:outline-level="2">Четвёртый сон РД. Объединяющий</text:h>
      <text:p text:style-name="P2"/>
      <text:p text:style-name="P2">Рэйнбоу Дэш встала и посмотрела на застывшее внизу тело.</text:p>
      <text:p text:style-name="P29">“Значит, всё. Вот как это бывает.”</text:p>
      <text:p text:style-name="P2">Она расправила левое крыло.</text:p>
      <text:p text:style-name="P29">“По-крайней мере, я снова могу летать. Пусть и в Мире Зелёных Лугов”.</text:p>
      <text:p text:style-name="P2"><text:soft-page-break/>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text:soft-page-break/>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43" text:outline-level="2">Исчезновение Селестии</text:h>
      <text:p text:style-name="P37">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text:soft-page-break/>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3" text:outline-level="2">Поиск решения</text:h>
      <text:p text:style-name="P9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text:soft-page-break/>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43"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7">Базовое положение: Селестия физически находится на компе Влада в соседнем с максовым доме, в качестве этической подпрограммы к Нексусу.</text:p>
      <text:p text:style-name="P37">Кратко:</text:p>
      <text:p text:style-name="P3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7">Эпизод 1:</text:p>
      <text:p text:style-name="P3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7"><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7">…</text:p>
      <text:p text:style-name="P37">Итого:</text:p>
      <text:p text:style-name="P3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7">Эпизод 3.5 (необязательный): День из жизни Дискорда (впечатления от нового мира, интерес путешествия, нежелание возвращаться).</text:p>
      <text:p text:style-name="P37">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4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9">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oft-page-break/><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3" text:outline-level="2">След?</text:h>
      <text:p text:style-name="P93"/>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3"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12">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4">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5">– </text:span>Ну хорошо. Убедила. В конце-концов, можем поступить так. Вы с Флатти вернётесь обратно а я продолжу поиски здесь.</text:p>
      <text:p text:style-name="P77"><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5">– </text:span>Вы можете связываться со мной раз в месяц по коридору.</text:p>
      <text:p text:style-name="P77"><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oft-page-break/><text:span text:style-name="T5">– </text:span>Конечно оставаться. Кто ещё, кроме нас, может найти её?</text:p>
      <text:p text:style-name="P77"><text:span text:style-name="T5">– </text:span>Я думал, ты не сможешь оставить Энджела и всех остальных надолго.</text:p>
      <text:p text:style-name="P77"><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5">– </text:span>Извини, Флаттершай, забылся.</text:p>
      <text:p text:style-name="P82"><text:span text:style-name="T5">– </text:span>Та ладно, я ж не против, – возразила Эпплджек. – Не парься, Флатти. Было б хуже, если б он <text:s/>назвал меня Эпплджек на людях.</text:p>
      <text:p text:style-name="P82"><text:span text:style-name="T5">– </text:span>Ты так... – запнулась Флаттершай. – Так быстро забыла свою ферму. И...</text:p>
      <text:p text:style-name="P8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5">– </text:span>Как ты можешь так говорить? – расплакалась Флаттершай.</text:p>
      <text:p text:style-name="P82"><text:span text:style-name="T5">– </text:span>Эй, девушки, не ссорьтесь! Мы — одна команда! И надеюсь, останемся ею и в дальнейшем. </text:p>
      <text:list xml:id="list3469300895531908326" text:style-name="L5">
        <text:list-header>
          <text:p text:style-name="P13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5">– </text:span>А если нет? – Эпплджек смотрела мне мне прямо в глаза.</text:p>
      <text:list xml:id="list190614794951171" text:continue-numbering="true" text:style-name="L5">
        <text:list-header>
          <text:p text:style-name="P133">Я молча пожал плечами. Эпплджек уверенно продолжила.</text:p>
        </text:list-header>
      </text:list>
      <text:p text:style-name="P8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5">– </text:span>Спасибо, ЭйДжей.</text:p>
      <text:p text:style-name="P8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614511617540" text:continue-numbering="true" text:style-name="L5">
        <text:list-header>
          <text:p text:style-name="P133">Флаттершай пробормотала нечто, показавшееся мне знакомым.</text:p>
        </text:list-header>
      </text:list>
      <text:p text:style-name="P82"><text:span text:style-name="T5">– </text:span>Флатти, ты что-то сказала? Я не расслышал.</text:p>
      <text:p text:style-name="P82"><text:span text:style-name="T5">– </text:span>Намерение Изменяет Реальность.</text:p>
      <text:p text:style-name="P82"><text:span text:style-name="T5">– </text:span>Эээ. А где ты слышала эту фразу, если не секрет?</text:p>
      <text:p text:style-name="P8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615591072785" text:continue-numbering="true" text:style-name="L5">
        <text:list-header>
          <text:p text:style-name="P133">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5">– </text:span>Флатти, ЭйДжей, буду через час. Ждите!</text:p>
      <text:p text:style-name="P77"/>
      <text:h text:style-name="P142" text:outline-level="2">Почти.</text:h>
      <text:p text:style-name="P91"/>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5">расказывать</text:span>.</text:p>
      <text:p text:style-name="P82">–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2" text:outline-level="2">Дискорд</text:h>
      <text:p text:style-name="P93"/>
      <text:p text:style-name="P91">Девушки поспешно собирались, пока я растолковывал им задачу.</text:p>
      <text:p text:style-name="P9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1"><text:span text:style-name="T5">– </text:span>Это тот твой приятель, который разбился с полгода назад? – спросила Эпплджек.</text:p>
      <text:p text:style-name="P91"><text:span text:style-name="T5">– </text:span>Да, это он.</text:p>
      <text:p text:style-name="P91"><text:span text:style-name="T5">– </text:span>А как мы попадём в его квартиру? Там сейчас кто-то живёт? – Флаттершай прыгала на одной ноге, натягивая кед.</text:p>
      <text:p text:style-name="P9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9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92">Я поднёс брелок пропуска к домофону, но дверь подъезда не открылась. Замигала красная лампочка и зажужжал зуммер.</text:p>
      <text:p text:style-name="P92">Я выругался.</text:p>
      <text:p text:style-name="P92"><text:span text:style-name="T5">– </text:span>Макс, что случилось? У нас проблемы?</text:p>
      <text:p text:style-name="P9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2"><text:span text:style-name="T5">– </text:span>Так что, будем ломать дверь? – Эпплджек критически осмотрелась, подмечая бабулек на лавочке и зевак во внутреннем скверике.</text:p>
      <text:p text:style-name="P92"><text:span text:style-name="T5">– </text:span>Нет нужды. Лучше станьте-ка сзади меня так, чтобы заслонить от этих бабулек и от вооон той камеры наблюдения.</text:p>
      <text:list xml:id="list4280122852447157430" text:style-name="L6">
        <text:list-header>
          <text:p text:style-name="P13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3"><text:span text:style-name="T5">–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3"><text:span text:style-name="T5">– </text:span>Макс, тут окно разбито! И верёвка какая-то висит. – крикнула Флаттершай из кухни.</text:p>
      <text:p text:style-name="P113"><text:span text:style-name="T5">–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13"><text:span text:style-name="T5">– </text:span>Монитор выключен. – <text:s/>раздалось из угла. Кресло с высокой спинкой повернулось, открыв нашим взорам Дискорда. </text:p>
      <text:p text:style-name="P11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13">Он приподнял панамку, дурашливо здороваясь.</text:p>
      <text:p text:style-name="P113"><text:span text:style-name="T5">– </text:span>Оп-па! – пробормотала Эпплджек. – Нежданчик!</text:p>
      <text:p text:style-name="P113"><text:span text:style-name="T5">– </text:span>Ты, я вижу, времени не терял, – моя рука под прикрытием стола медленно тянулась к тяжёлой фарфоровой кружке, стоящей на краю.</text:p>
      <text:p text:style-name="P9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4"><text:span text:style-name="T5">– </text:span>А почему ты вообще решил искать нас тут? – спросила Эпплджек. – Приехал бы домой. Мы б тебя чаем напоили.</text:p>
      <text:p text:style-name="P94"><text:span text:style-name="T5">–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4"><text:span text:style-name="T5">– </text:span>С кем это вы тут разговариваете?</text:p>
      <text:list xml:id="list3935561374899008083" text:style-name="L7">
        <text:list-header>
          <text:p text:style-name="P13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4">– Жанна, Флатти, хватайте ноут и на выход! Я с ним разберусь! Не теряйте вре...!</text:p>
      <text:p text:style-name="P94">– ТЫ ИДИО...!!!</text:p>
      <text:p text:style-name="P94">Дискорд <text:s/>зорал одновременно со мной, прикрываясь от меня руками, когда раздался оглушительный</text:p>
      <text:p text:style-name="P94">...</text:p>
      <text:p text:style-name="P95">БАХ!!!</text:p>
      <text:p text:style-name="P94">…</text:p>
      <text:p text:style-name="P94">Эпплджек с <text:s/>нервным всхлипом опустила толстенный том «Энтерпрайз-паттернов» , издание девятое, дополненное.</text:p>
      <text:p text:style-name="P113">На лице Дискорда появилось удивлённо-мечтательное выражение и он вырубился.</text:p>
      <text:p text:style-name="P113"/>
      <text:h text:style-name="P143" text:outline-level="2">Селестия</text:h>
      <text:p text:style-name="P113"/>
      <text:p text:style-name="P9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3">Включенный монитор показал схематическое изображение Селестиии, </text:p>
      <text:p text:style-name="P114">&gt;\<text:span text:style-name="T1">Привет, Селестия. Это Макс. Как себя чувствуешь?</text:span></text:p>
      <text:p text:style-name="P114">&lt;\<text:span text:style-name="T1">Макс? МАКС??? МА-А-А-АКС!!! НАКОНЕЦ-ТО! КАК Я РАДА ТЕБЯ СЛЫШАТЬ! </text:span></text:p>
      <text:p text:style-name="P114">&gt;\<text:span text:style-name="T1">Я рад, что нашёл тебя, Тия.</text:span></text:p>
      <text:p text:style-name="P11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4">&gt;\<text:span text:style-name="T1">Тия, я сейчас подключу микрофон и колонки, и мы сможем общаться более удобно.</text:span></text:p>
      <text:p text:style-name="P113">…</text:p>
      <text:p text:style-name="P113"><text:soft-page-break/>– Привет опять. Как ты меня слышишь?</text:p>
      <text:p text:style-name="P11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4">– <text:span text:style-name="T1">Могу себе представить. Как-то раз я провёл три часа камере сенсорной депривации. Мне не понравилось.</text:span></text:p>
      <text:p text:style-name="P113">– Эммм... Ваше Высочество, вы в порядке? Мы так рады, что наконец-то нашли Вас! – вклинилась в разговор Эпплджек.</text:p>
      <text:p text:style-name="P113">– Кто тут? Макс, кто ещё с тобой?</text:p>
      <text:p text:style-name="P11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4">– <text:span text:style-name="T1">Девочки? Я рада вас слышать. А Твайлайт нет рядом?</text:span></text:p>
      <text:p text:style-name="P11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3">При этих словах Дискорд замычал и задёргался. Эпплджек нахмурилась и проверила верёвки, привязывающие его к спинке стула.</text:p>
      <text:p text:style-name="P11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3">– Ноутбук — так называется место, где я нахожусь сейчас? А кто это мычит?</text:p>
      <text:p text:style-name="P11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3">– О, духи предков, но зачем??? Почему у него кляп во рту?</text:p>
      <text:p text:style-name="P113">– Мы связали его. Он нас предал. И тебя. И Эквестрию. Всех.</text:p>
      <text:p text:style-name="P113">При этих словах Эпплджек и Флаттершай непонимающе уставились на меня, а Дискорд протестующе замычал.</text:p>
      <text:p text:style-name="P113">Я начал рассказывать о своих догадках, и непонимающее выражение на лицах девушек сменилось удивлением.</text:p>
      <text:p text:style-name="P11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3">– А зачем тогда ты приложила его книгой? – непонимающе уставился я на неё.</text:p>
      <text:p text:style-name="P113">– Потому что ты напал на него. Я и подумала — тебе виднее. И подсобила.</text:p>
      <text:p text:style-name="P113">Флаттершай отрицающе мотнула головой.</text:p>
      <text:p text:style-name="P113">– Не может Дискорд быть предателем. Он мой друг.</text:p>
      <text:p text:style-name="P113">Дискорд благодарственно замычал и закивал головой.</text:p>
      <text:p text:style-name="P11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3">Дискорд завёл глаза на лоб и обречённо завыл.</text:p>
      <text:p text:style-name="P113">– Макс, постой. Дай мне поговорить с ним. – сказала Селестия. – Не могу поверить, что Дискорд на такое пошёл.</text:p>
      <text:p text:style-name="P113">– Ну хорошо. Поговори. Послушаем, что он скажет.</text:p>
      <text:p text:style-name="P113">Я красноречиво покачал кулак перед его носом и вытащил кляп.</text:p>
      <text:p text:style-name="P113">...</text:p>
      <text:p text:style-name="P101"><text:soft-page-break/>–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13">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5">– И что? – продолжила его мысль Эпплджек.</text:p>
      <text:p text:style-name="P105">–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101"/>
      <text:h text:style-name="P143"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text:soft-page-break/>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7"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5">–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0">–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5">&lt;</text:span>упомянуть в эпизоде на Терре, что МЛП-сериал закрылся год назад<text:span text:style-name="T5">&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text:soft-page-break/>–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5">&lt;</text:span><text:span text:style-name="T15">чёрт</text:span><text:span text:style-name="T5">&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5">– Хорошо. Уболтал. Кьютимарки беру на себя. Так и знал, что мне самое трудное достанется!</text:p>
      <text:p text:style-name="P11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смотреть. Если я стану применять магию вместо ловкости, теряется весь смысл упражнения... О, глянь-ка на Эквус!</text:p>
      <text:p text:style-name="P11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5"/>
      <text:p text:style-name="P117">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
      <text:p text:style-name="P11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7"/>
      <text:p text:style-name="P115">Я опять задумался. В голове было пусто. Хотя, если подумать с точки зрения программиста, можно... Наверное можно, раз все предыдущее прокатило...</text:p>
      <text:p text:style-name="P11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6">– Не понял? Это как? Как ты совместишь разрушенную магическими войнами Эквестрию с романтически-сексуальным раем для попаданцев?</text:p>
      <text:p text:style-name="P116"><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6">Анакорн долго мусолил карандаш, а потом вдруг заржал.</text:p>
      <text:p text:style-name="P11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16">Анакорн примирительно похлопал меня по плечу.</text:p>
      <text:p text:style-name="P11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6">Я подозрительно посмотрел на Анакорна.</text:p>
      <text:p text:style-name="P116"><text:span text:style-name="T5">– </text:span>Какой ещё, нафиг, «мой фанфик»? Я никакого фанфика не писал. И не собираюсь, вообще-то.</text:p>
      <text:p text:style-name="P116">Анакорн ехидно ухмыльнулся и откинулся в кресле, переплетя пальцы за затылком.</text:p>
      <text:p text:style-name="P11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5"><text:span text:style-name="T5">–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5">Анакорн развёл руками.</text:p>
      <text:p text:style-name="P11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5">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3">***</text:p>
      <text:p text:style-name="P83"/>
      <text:p text:style-name="P82">&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2"/>
      <text:p text:style-name="P82">–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12">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7202714732621327469" text:style-name="L8">
        <text:list-header>
          <text:p text:style-name="P135">(<text:span text:style-name="T19">Луна — как повелительница снов, слышала разговор Макса с Анакорном</text:span>)</text:p>
          <text:p text:style-name="P136"/>
        </text:list-header>
      </text:list>
      <text:p text:style-name="P102">***</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7">Я опустил руку на шею Дэш и ощутил теплоту и лёгкое покалывание в пустоте.</text:p>
      <text:p text:style-name="P77"><text:span text:style-name="T5">–</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43" text:outline-level="2">Земля</text:h>
      <text:p text:style-name="P80">Музыкальная тема из бегущего по лезвию бритвы — <text:span text:style-name="T5">Mission impossible</text:span></text:p>
      <text:p text:style-name="P81">&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7"/>
      <text:p text:style-name="P77"/>
      <text:p text:style-name="P77"/>
      <text:p text:style-name="P77"><text:soft-page-break/></text:p>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7"/>
      <text:p text:style-name="P77"/>
      <text:p text:style-name="P77"/>
      <text:p text:style-name="P77"/>
      <text:p text:style-name="P111"/>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8T19:06:12.847070938</dc:date>
    <meta:editing-duration>P62DT5H5M26S</meta:editing-duration>
    <meta:editing-cycles>2810</meta:editing-cycles>
    <meta:generator>LibreOffice/5.0.2.2$Linux_X86_64 LibreOffice_project/00m0$Build-2</meta:generator>
    <meta:document-statistic meta:table-count="0" meta:image-count="0" meta:object-count="0" meta:page-count="135" meta:paragraph-count="2787" meta:word-count="62090" meta:character-count="412034" meta:non-whitespace-character-count="349728"/>
  </office:meta>
</office:document-meta>
</file>